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style:font-name="Times New Roman" fo:font-size="14pt" style:font-size-asian="14pt" style:font-size-complex="14pt"/>
    </style:style>
    <style:style style:name="P3" style:family="paragraph" style:parent-style-name="Standard" style:list-style-name="L3">
      <style:text-properties style:font-name="Times New Roman" fo:font-size="14pt" style:font-size-asian="14pt" style:font-size-complex="14pt"/>
    </style:style>
    <style:style style:name="P4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Standard" style:list-style-name="L1"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Standard" style:list-style-name="L2"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Standard" style:list-style-name="L3"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Standard" style:list-style-name="L4"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Standard" style:list-style-name="L5">
      <style:text-properties style:font-name="Times New Roman" fo:font-size="14pt" fo:language="ru" fo:country="RU" style:font-size-asian="14pt" style:font-size-complex="14pt"/>
    </style:style>
    <style:style style:name="P10" style:family="paragraph" style:parent-style-name="Standard" style:list-style-name="L2">
      <style:text-properties style:font-name="Times New Roman" fo:font-size="14pt" fo:language="en" fo:country="US" style:font-size-asian="14pt" style:font-size-complex="14pt"/>
    </style:style>
    <style:style style:name="P11" style:family="paragraph" style:parent-style-name="Standard">
      <style:text-properties style:font-name="Times New Roman" fo:font-size="20pt" style:font-size-asian="20pt" style:font-size-complex="20pt"/>
    </style:style>
    <style:style style:name="T1" style:family="text">
      <style:text-properties fo:language="ru" fo:country="RU"/>
    </style:style>
    <style:style style:name="T2" style:family="text">
      <style:text-properties fo:language="uk" fo:country="UA"/>
    </style:style>
    <style:style style:name="T3" style:family="text">
      <style:text-properties fo:font-variant="normal" fo:text-transform="none" fo:color="#000000" fo:letter-spacing="normal" fo:language="en" fo:country="US" fo:font-style="normal" fo:font-weight="normal"/>
    </style:style>
    <style:style style:name="T4" style:family="text">
      <style:text-properties fo:font-variant="normal" fo:text-transform="none" fo:color="#000000" fo:letter-spacing="normal" fo:language="ru" fo:country="RU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tab/><text:tab/><text:tab/>Курсовой про<text:span text:style-name="T1">ект</text:span></text:p>
      <text:p text:style-name="P2">Прототип <text:span text:style-name="T1">тематического</text:span> Блога (на примере блога програмиста).</text:p>
      <text:p text:style-name="P2"/>
      <text:p text:style-name="P4">Задачи:</text:p>
      <text:list xml:id="list2763307978571339401" text:style-name="L1">
        <text:list-item>
          <text:p text:style-name="P5">Разработка функционала предназначенного для информационного наполнения блога.</text:p>
          <text:p text:style-name="P5">а) База данных:</text:p>
        </text:list-item>
      </text:list>
      <text:p text:style-name="P4"><text:tab/><text:tab/>Примерная структура:</text:p>
      <text:p text:style-name="P4"><text:tab/><text:tab/>- Пользователи(логин, пароль, емейл и др.);</text:p>
      <text:p text:style-name="P4"><text:tab/><text:tab/>- Посты( тема, дата, текст, др контент);</text:p>
      <text:p text:style-name="P4"><text:tab/><text:tab/>- Теги(категории, теги, описания);</text:p>
      <text:list xml:id="list40391976" text:continue-numbering="true" text:style-name="L1">
        <text:list-header>
          <text:p text:style-name="P5">б) Админская часть:</text:p>
        </text:list-header>
      </text:list>
      <text:list xml:id="list3133009717523176620" text:style-name="L4">
        <text:list-item>
          <text:list>
            <text:list-item>
              <text:list>
                <text:list-item>
                  <text:p text:style-name="P8">инструменты для модерации контента;</text:p>
                </text:list-item>
                <text:list-item>
                  <text:p text:style-name="P8">инструменты для редактирования пользователей;</text:p>
                </text:list-item>
                <text:list-item>
                  <text:p text:style-name="P8">инструменты по аналитике на сайте</text:p>
                </text:list-item>
              </text:list>
            </text:list-item>
          </text:list>
        </text:list-item>
      </text:list>
      <text:p text:style-name="P4"><text:tab/>в) Пользовательская часть:</text:p>
      <text:list xml:id="list5530388227182094826" text:style-name="L5">
        <text:list-item>
          <text:list>
            <text:list-item>
              <text:p text:style-name="P9">регистрация;</text:p>
            </text:list-item>
            <text:list-item>
              <text:p text:style-name="P9">авторизация;</text:p>
            </text:list-item>
            <text:list-item>
              <text:p text:style-name="P9">добавление постов;</text:p>
            </text:list-item>
            <text:list-item>
              <text:p text:style-name="P9">редактирование и удаление собственного контента;</text:p>
            </text:list-item>
            <text:list-item>
              <text:p text:style-name="P9">получение обратной связи на свои посты</text:p>
            </text:list-item>
          </text:list>
        </text:list-item>
      </text:list>
      <text:list xml:id="list40381948" text:continue-list="list40391976" text:style-name="L1">
        <text:list-item>
          <text:p text:style-name="P5">Разработка функционала предназначенного для читателей блога.</text:p>
        </text:list-item>
      </text:list>
      <text:p text:style-name="P4"><text:tab/>а) Гостевая часть:</text:p>
      <text:list xml:id="list4173535504183286529" text:style-name="L2">
        <text:list-item>
          <text:list>
            <text:list-item>
              <text:list>
                <text:list-item>
                  <text:p text:style-name="P6">вывод постов;</text:p>
                </text:list-item>
                <text:list-item>
                  <text:p text:style-name="P6">поиск постов(по автору, тегу, категории);</text:p>
                </text:list-item>
                <text:list-item>
                  <text:p text:style-name="P6">комментирование постов ;</text:p>
                </text:list-item>
                <text:list-item>
                  <text:p text:style-name="P6">рекомендации и особый вывод постов;</text:p>
                </text:list-item>
                <text:list-item>
                  <text:p text:style-name="P10">SEO-<text:span text:style-name="T1">оптимизация</text:span></text:p>
                </text:list-item>
              </text:list>
            </text:list-item>
          </text:list>
        </text:list-item>
      </text:list>
      <text:list xml:id="list40403088" text:continue-list="list40381948" text:style-name="L1">
        <text:list-item>
          <text:p text:style-name="P5">Разворачивание и тестирование проекта.</text:p>
        </text:list-item>
      </text:list>
      <text:p text:style-name="P4"><text:tab/>а) Тестирование проекта на работоспособность;</text:p>
      <text:p text:style-name="P4"><text:tab/>б) Пробное наполнение контентом.</text:p>
      <text:p text:style-name="P4"/>
      <text:p text:style-name="P4">Цели:</text:p>
      <text:list xml:id="list1480276900189248725" text:style-name="L3">
        <text:list-item>
          <text:p text:style-name="P3"><text:span text:style-name="T1">Получение опыта в написании проектов с использованием технологий</text:span><text:span text:style-name="T2">: </text:span><text:span text:style-name="T3">ASP.NET, MS SQL, Javascript</text:span><text:span text:style-name="T4">,</text:span><text:span text:style-name="T3"> </text:span><text:span text:style-name="T4">баз данных и </text:span><text:span text:style-name="T3">web-приложений. </text:span></text:p>
        </text:list-item>
        <text:list-item>
          <text:p text:style-name="P7"><text:span text:style-name="T5">Получение опыта в работе с интернет-журналами событий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16T19:07:02.96</meta:creation-date>
    <dc:date>2019-01-16T20:18:20.39</dc:date>
    <meta:editing-duration>PT38M13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32" meta:word-count="153" meta:character-count="1139"/>
  </office:meta>
</office:document-meta>
</file>